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64mm" fo:break-before="auto" style:use-optimal-row-height="false"/>
    </style:style>
    <style:style style:name="ro3" style:family="table-row">
      <style:table-row-properties style:row-height="2.15mm" fo:break-before="auto" style:use-optimal-row-height="false"/>
    </style:style>
    <style:style style:name="ro4" style:family="table-row">
      <style:table-row-properties style:row-height="66.5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vertical-align="middle"/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fo:background-color="#ffffd7" fo:wrap-option="wrap" fo:border="0.74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fo:wrap-option="wrap" fo:border="0.74pt solid #000000" style:vertical-align="middle"/>
    </style:style>
    <style:style style:name="ce4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7" style:family="table-cell" style:parent-style-name="Default">
      <style:table-cell-properties fo:wrap-option="wrap" fo:border="0.74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5"/>
        <table:table-row table:style-name="ro1" table:number-rows-repeated="3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mposição NOTA AV1 – Laboratório de Redes - Código Livre 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 table:visibility="collapse">
          <table:table-cell/>
          <table:table-cell office:value-type="string" calcext:value-type="string">
            <text:p>Servidor AV1</text:p>
          </table:table-cell>
          <table:table-cell table:style-name="Default" table:number-columns-repeated="2"/>
        </table:table-row>
        <table:table-row table:style-name="ro2">
          <table:table-cell table:style-name="ce1" office:value-type="percentage" office:value="0.6" calcext:value-type="percentage">
            <text:p>60,00%</text:p>
          </table:table-cell>
          <table:table-cell table:style-name="ce2" office:value-type="string" calcext:value-type="string">
            <text:p>Itens 1 a 6 do Conteúdo (serviços): Sistema atualizado, DHCP, Servidor de Arquivos e Impressão, Servidores WEB (apache, nginx e lighttp).</text:p>
          </table:table-cell>
          <table:table-cell table:style-name="ce6" office:value-type="string" calcext:value-type="string" table:number-columns-spanned="1" table:number-rows-spanned="2">
            <text:p>Tudo pronto dia 30/04/2021.</text:p>
          </table:table-cell>
          <table:table-cell table:style-name="ce6" office:value-type="string" calcext:value-type="string" table:number-columns-spanned="1" table:number-rows-spanned="2">
            <text:p>Professor vai analisar no dia da aula.</text:p>
          </table:table-cell>
        </table:table-row>
        <table:table-row table:style-name="ro1">
          <table:table-cell table:style-name="ce1" office:value-type="percentage" office:value="0.4" calcext:value-type="percentage">
            <text:p>40,00%</text:p>
          </table:table-cell>
          <table:table-cell table:style-name="ce3" office:value-type="string" calcext:value-type="string">
            <text:p>Item 7 do Conteúdo: Serviço de correio eletrônico (no github)</text:p>
          </table:table-cell>
          <table:covered-table-cell table:number-columns-repeated="2" table:style-name="ce7"/>
        </table:table-row>
        <table:table-row table:style-name="ro3">
          <table:table-cell table:number-columns-repeated="2"/>
          <table:table-cell table:style-name="Default" table:number-columns-repeated="2"/>
        </table:table-row>
        <table:table-row table:style-name="ro4">
          <table:table-cell/>
          <table:table-cell table:style-name="ce4" office:value-type="string" calcext:value-type="string">
            <text:p>Instalação dos Passos do GitHub.com </text:p>
            <text:p/>
            <text:p>Postfix é um agente de transferência de e-mail (MTA) que é o software responsável por entregar e receber e-mails, é essencial para criar um servidor de e-mail completo.</text:p>
            <text:p/>
            <text:p>Dovecot é um agente de entrega de correio (MDA), ele entrega os e-mails de / para o servidor de correio, para instalá-lo, execute o seguinte comando.</text:p>
            <text:p/>
            <text:p>Roundcube é o servidor de webmail que você usará para gerenciar e-mails em seu servidor, tem uma interface web simples para fazer o trabalho, pode ser personalizado instalando mais módulos e temas.</text:p>
            <text:p/>
            <text:p>Setup de sujestão: <text:a xlink:href="https://www.tecmint.com/setup-postfix-mail-server-in-ubuntu-debian/" xlink:type="simple">https://www.tecmint.com/setup-postfix-mail-server-in-ubuntu-debian/</text:a></text:p>
          </table:table-cell>
          <table:table-cell table:number-columns-repeated="2"/>
        </table:table-row>
        <table:table-row table:style-name="ro1" table:number-rows-repeated="6">
          <table:table-cell/>
          <table:table-cell table:style-name="ce5"/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 style:data-style-name="N2" text:time-value="23:11:48.5578821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3T19:51:19.345671429</meta:creation-date>
    <dc:date>2021-04-23T23:34:52.450329804</dc:date>
    <meta:editing-duration>PT1H43M22S</meta:editing-duration>
    <meta:editing-cycles>4</meta:editing-cycles>
    <meta:generator>LibreOffice/6.1.5.2$Linux_X86_64 LibreOffice_project/10$Build-2</meta:generator>
    <meta:document-statistic meta:table-count="1" meta:cell-count="9" meta:object-count="0"/>
  </office:meta>
</office:document-meta>
</file>